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3448" calcext:value-type="float">
            <text:p>109.8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3384" calcext:value-type="float">
            <text:p>110.1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3384" calcext:value-type="float">
            <text:p>110.1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6912" calcext:value-type="float">
            <text:p>110.1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3384" calcext:value-type="float">
            <text:p>110.1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832" calcext:value-type="float">
            <text:p>110.2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7782" calcext:value-type="float">
            <text:p>110.77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661" calcext:value-type="float">
            <text:p>110.825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5854" calcext:value-type="float">
            <text:p>110.84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191071429" calcext:value-type="float">
            <text:p>110.8031910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8102" calcext:value-type="float">
            <text:p>110.798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59125" calcext:value-type="float">
            <text:p>110.805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63545" calcext:value-type="float">
            <text:p>110.786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33295" calcext:value-type="float">
            <text:p>110.713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453" calcext:value-type="float">
            <text:p>110.685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842" calcext:value-type="float">
            <text:p>110.74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21305" calcext:value-type="float">
            <text:p>110.7721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827142857" calcext:value-type="float">
            <text:p>110.7398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3288290323" calcext:value-type="float">
            <text:p>110.793288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816266667" calcext:value-type="float">
            <text:p>110.831816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088612903" calcext:value-type="float">
            <text:p>110.822088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6267333333" calcext:value-type="float">
            <text:p>110.76626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5097875175" calcext:value-type="float">
            <text:p>110.6950978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714032258" calcext:value-type="float">
            <text:p>110.688714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819302899" calcext:value-type="float">
            <text:p>110.697819302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8492332398" calcext:value-type="float">
            <text:p>110.738492332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8024902899" calcext:value-type="float">
            <text:p>110.768024902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361935484" calcext:value-type="float">
            <text:p>110.8253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592289355" calcext:value-type="float">
            <text:p>110.86159228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093129032" calcext:value-type="float">
            <text:p>110.895093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2261274895" calcext:value-type="float">
            <text:p>111.022261274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3936084058" calcext:value-type="float">
            <text:p>111.04393608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5433137757" calcext:value-type="float">
            <text:p>111.055433137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509784585" calcext:value-type="float">
            <text:p>111.06950978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679483871" calcext:value-type="float">
            <text:p>111.063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638881122" calcext:value-type="float">
            <text:p>111.023638881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532795652" calcext:value-type="float">
            <text:p>111.0025327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2015290323" calcext:value-type="float">
            <text:p>111.02201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4538428986" calcext:value-type="float">
            <text:p>111.06453842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384856943" calcext:value-type="float">
            <text:p>111.127384856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674771739" calcext:value-type="float">
            <text:p>111.14567477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9868096774" calcext:value-type="float">
            <text:p>111.179868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0619517532" calcext:value-type="float">
            <text:p>111.24061951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796195652" calcext:value-type="float">
            <text:p>111.2557961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1402500701" calcext:value-type="float">
            <text:p>111.271402500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05666667" calcext:value-type="float">
            <text:p>111.255005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651203871" calcext:value-type="float">
            <text:p>111.23365120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9991" calcext:value-type="float">
            <text:p>111.179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739033333" calcext:value-type="float">
            <text:p>111.1367390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6116768584" calcext:value-type="float">
            <text:p>111.116116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077634783" calcext:value-type="float">
            <text:p>111.1420776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8287893408" calcext:value-type="float">
            <text:p>111.158287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5690093168" calcext:value-type="float">
            <text:p>111.1956900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45491669" calcext:value-type="float">
            <text:p>111.2345491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694516129" calcext:value-type="float">
            <text:p>111.13069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81367658" calcext:value-type="float">
            <text:p>111.0998136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385635344" calcext:value-type="float">
            <text:p>111.0963856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4755433333" calcext:value-type="float">
            <text:p>111.064755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6838558205" calcext:value-type="float">
            <text:p>110.97683855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4085096774" calcext:value-type="float">
            <text:p>110.88408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6478631884" calcext:value-type="float">
            <text:p>110.76647863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05557223" calcext:value-type="float">
            <text:p>110.66905557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423273913" calcext:value-type="float">
            <text:p>110.6784232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9582774194" calcext:value-type="float">
            <text:p>110.69958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500892857" calcext:value-type="float">
            <text:p>110.6695008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004472651" calcext:value-type="float">
            <text:p>110.651004472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2419195652" calcext:value-type="float">
            <text:p>110.6524191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7120826087" calcext:value-type="float">
            <text:p>110.667120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4331695652" calcext:value-type="float">
            <text:p>110.714331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218565217" calcext:value-type="float">
            <text:p>110.709218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0349072464" calcext:value-type="float">
            <text:p>110.6803490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0287573913" calcext:value-type="float">
            <text:p>110.7102875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57146" calcext:value-type="float">
            <text:p>110.695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5406" calcext:value-type="float">
            <text:p>110.7005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7805" calcext:value-type="float">
            <text:p>110.70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12594" calcext:value-type="float">
            <text:p>110.711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8792" calcext:value-type="float">
            <text:p>110.6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16024" calcext:value-type="float">
            <text:p>110.66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8256" calcext:value-type="float">
            <text:p>116.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3008" calcext:value-type="float">
            <text:p>117.7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652" calcext:value-type="float">
            <text:p>124.5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8912" calcext:value-type="float">
            <text:p>126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2504" calcext:value-type="float">
            <text:p>125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4" calcext:value-type="float">
            <text:p>125.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8064" calcext:value-type="float">
            <text:p>125.9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892" calcext:value-type="float">
            <text:p>125.9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4988" calcext:value-type="float">
            <text:p>126.0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6448" calcext:value-type="float">
            <text:p>126.2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6512" calcext:value-type="float">
            <text:p>126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2476" calcext:value-type="float">
            <text:p>127.2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5424" calcext:value-type="float">
            <text:p>126.4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6968" calcext:value-type="float">
            <text:p>126.6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668" calcext:value-type="float">
            <text:p>127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5016" calcext:value-type="float">
            <text:p>127.2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0568" calcext:value-type="float">
            <text:p>127.4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6588" calcext:value-type="float">
            <text:p>127.3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24332" calcext:value-type="float">
            <text:p>127.6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19408" calcext:value-type="float">
            <text:p>128.1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8916" calcext:value-type="float">
            <text:p>129.2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3136" calcext:value-type="float">
            <text:p>128.7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7604" calcext:value-type="float">
            <text:p>128.6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9488" calcext:value-type="float">
            <text:p>128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22688" calcext:value-type="float">
            <text:p>129.2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2048" calcext:value-type="float">
            <text:p>129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85984" calcext:value-type="float">
            <text:p>129.2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2848" calcext:value-type="float">
            <text:p>129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2736" calcext:value-type="float">
            <text:p>129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3152" calcext:value-type="float">
            <text:p>129.6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1736" calcext:value-type="float">
            <text:p>128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6008" calcext:value-type="float">
            <text:p>130.3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2896" calcext:value-type="float">
            <text:p>130.6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7626" calcext:value-type="float">
            <text:p>130.35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5048" calcext:value-type="float">
            <text:p>130.3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8328" calcext:value-type="float">
            <text:p>129.8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8328" calcext:value-type="float">
            <text:p>129.8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4716" calcext:value-type="float">
            <text:p>129.93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962" calcext:value-type="float">
            <text:p>130.3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4796" calcext:value-type="float">
            <text:p>130.57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2228" calcext:value-type="float">
            <text:p>130.60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6696" calcext:value-type="float">
            <text:p>130.5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919" calcext:value-type="float">
            <text:p>130.67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6904" calcext:value-type="float">
            <text:p>130.6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9096" calcext:value-type="float">
            <text:p>130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349" calcext:value-type="float">
            <text:p>130.79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6896" calcext:value-type="float">
            <text:p>130.8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1076" calcext:value-type="float">
            <text:p>131.29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1284" calcext:value-type="float">
            <text:p>131.43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1908" calcext:value-type="float">
            <text:p>131.85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2428" calcext:value-type="float">
            <text:p>132.20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4056" calcext:value-type="float">
            <text:p>132.2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7616" calcext:value-type="float">
            <text:p>132.8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7004" calcext:value-type="float">
            <text:p>132.7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1356" calcext:value-type="float">
            <text:p>133.53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1192" calcext:value-type="float">
            <text:p>134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8072" calcext:value-type="float">
            <text:p>134.6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94352" calcext:value-type="float">
            <text:p>135.07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0992" calcext:value-type="float">
            <text:p>135.1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3684" calcext:value-type="float">
            <text:p>135.39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996" calcext:value-type="float">
            <text:p>134.5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0988" calcext:value-type="float">
            <text:p>135.92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3944" calcext:value-type="float">
            <text:p>136.2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8356" calcext:value-type="float">
            <text:p>136.19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2676" calcext:value-type="float">
            <text:p>136.47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5648" calcext:value-type="float">
            <text:p>137.6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3904" calcext:value-type="float">
            <text:p>137.1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7452" calcext:value-type="float">
            <text:p>137.34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0178" calcext:value-type="float">
            <text:p>137.060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5696" calcext:value-type="float">
            <text:p>137.7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4712" calcext:value-type="float">
            <text:p>138.2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47248" calcext:value-type="float">
            <text:p>138.23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886" calcext:value-type="float">
            <text:p>139.46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834" calcext:value-type="float">
            <text:p>140.784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526" calcext:value-type="float">
            <text:p>141.14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9752" calcext:value-type="float">
            <text:p>141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03984" calcext:value-type="float">
            <text:p>143.70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8672" calcext:value-type="float">
            <text:p>150.9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6972" calcext:value-type="float">
            <text:p>148.74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81212" calcext:value-type="float">
            <text:p>148.38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2464" calcext:value-type="float">
            <text:p>148.4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40672" calcext:value-type="float">
            <text:p>149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8436" calcext:value-type="float">
            <text:p>149.1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7606" calcext:value-type="float">
            <text:p>149.24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3544" calcext:value-type="float">
            <text:p>149.5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9536" calcext:value-type="float">
            <text:p>149.4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8002" calcext:value-type="float">
            <text:p>149.36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5612" calcext:value-type="float">
            <text:p>149.29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244" calcext:value-type="float">
            <text:p>149.0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1696" calcext:value-type="float">
            <text:p>148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50864" calcext:value-type="float">
            <text:p>149.20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2368" calcext:value-type="float">
            <text:p>149.5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4252" calcext:value-type="float">
            <text:p>149.84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7082285714" calcext:value-type="float">
            <text:p>149.84708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7004" calcext:value-type="float">
            <text:p>150.52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0488" calcext:value-type="float">
            <text:p>150.9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0632" calcext:value-type="float">
            <text:p>151.3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8352" calcext:value-type="float">
            <text:p>150.8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1808" calcext:value-type="float">
            <text:p>150.1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1536" calcext:value-type="float">
            <text:p>150.2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6628" calcext:value-type="float">
            <text:p>150.56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3362" calcext:value-type="float">
            <text:p>150.343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882" calcext:value-type="float">
            <text:p>150.57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7944" calcext:value-type="float">
            <text:p>150.4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91976" calcext:value-type="float">
            <text:p>151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9464" calcext:value-type="float">
            <text:p>151.1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1592" calcext:value-type="float">
            <text:p>151.4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348" calcext:value-type="float">
            <text:p>151.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40312" calcext:value-type="float">
            <text:p>151.3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64544" calcext:value-type="float">
            <text:p>151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1092" calcext:value-type="float">
            <text:p>151.23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4768" calcext:value-type="float">
            <text:p>150.9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7104" calcext:value-type="float">
            <text:p>151.3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9776" calcext:value-type="float">
            <text:p>151.3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9448" calcext:value-type="float">
            <text:p>151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6174" calcext:value-type="float">
            <text:p>151.506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6224" calcext:value-type="float">
            <text:p>151.9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613" calcext:value-type="float">
            <text:p>151.9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7556" calcext:value-type="float">
            <text:p>152.6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7828" calcext:value-type="float">
            <text:p>152.5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5892" calcext:value-type="float">
            <text:p>151.53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406" calcext:value-type="float">
            <text:p>150.59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96" calcext:value-type="float">
            <text:p>150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6816" calcext:value-type="float">
            <text:p>150.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21104" calcext:value-type="float">
            <text:p>151.30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6693" calcext:value-type="float">
            <text:p>151.086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9584" calcext:value-type="float">
            <text:p>150.8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7064" calcext:value-type="float">
            <text:p>151.0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0344" calcext:value-type="float">
            <text:p>150.5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306" calcext:value-type="float">
            <text:p>150.21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9608" calcext:value-type="float">
            <text:p>150.2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25508" calcext:value-type="float">
            <text:p>149.22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0496" calcext:value-type="float">
            <text:p>149.5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5316" calcext:value-type="float">
            <text:p>149.97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7785142857" calcext:value-type="float">
            <text:p>150.02778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5936" calcext:value-type="float">
            <text:p>151.1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64492" calcext:value-type="float">
            <text:p>151.76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7604" calcext:value-type="float">
            <text:p>151.51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8582" calcext:value-type="float">
            <text:p>150.198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2544" calcext:value-type="float">
            <text:p>150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2776" calcext:value-type="float">
            <text:p>149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9784" calcext:value-type="float">
            <text:p>149.9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3408" calcext:value-type="float">
            <text:p>150.2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7018" calcext:value-type="float">
            <text:p>149.87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7581714286" calcext:value-type="float">
            <text:p>149.59758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3612" calcext:value-type="float">
            <text:p>148.53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9768" calcext:value-type="float">
            <text:p>149.0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768" calcext:value-type="float">
            <text:p>149.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0784" calcext:value-type="float">
            <text:p>149.0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3784" calcext:value-type="float">
            <text:p>147.6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1712" calcext:value-type="float">
            <text:p>147.3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852" calcext:value-type="float">
            <text:p>146.9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7756" calcext:value-type="float">
            <text:p>146.63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9664" calcext:value-type="float">
            <text:p>147.6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8102" calcext:value-type="float">
            <text:p>146.358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2848" calcext:value-type="float">
            <text:p>146.9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0448" calcext:value-type="float">
            <text:p>146.8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8856" calcext:value-type="float">
            <text:p>146.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7696" calcext:value-type="float">
            <text:p>146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9788" calcext:value-type="float">
            <text:p>145.36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5448" calcext:value-type="float">
            <text:p>144.9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9784" calcext:value-type="float">
            <text:p>144.8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6828" calcext:value-type="float">
            <text:p>144.54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7709714286" calcext:value-type="float">
            <text:p>145.28770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82" calcext:value-type="float">
            <text:p>145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356" calcext:value-type="float">
            <text:p>146.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4564" calcext:value-type="float">
            <text:p>146.24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0808" calcext:value-type="float">
            <text:p>145.9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7688" calcext:value-type="float">
            <text:p>146.3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8584" calcext:value-type="float">
            <text:p>145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22736" calcext:value-type="float">
            <text:p>145.90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7012" calcext:value-type="float">
            <text:p>145.25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71928" calcext:value-type="float">
            <text:p>145.02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006" calcext:value-type="float">
            <text:p>145.26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95" calcext:value-type="float">
            <text:p>144.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3146" calcext:value-type="float">
            <text:p>145.03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6744" calcext:value-type="float">
            <text:p>144.6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8184" calcext:value-type="float">
            <text:p>142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4188" calcext:value-type="float">
            <text:p>142.47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8206" calcext:value-type="float">
            <text:p>142.618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9729" calcext:value-type="float">
            <text:p>141.849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2176" calcext:value-type="float">
            <text:p>142.6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194" calcext:value-type="float">
            <text:p>141.2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2756" calcext:value-type="float">
            <text:p>140.92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9224" calcext:value-type="float">
            <text:p>140.3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6504" calcext:value-type="float">
            <text:p>140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3568" calcext:value-type="float">
            <text:p>140.0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3156" calcext:value-type="float">
            <text:p>140.31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0212" calcext:value-type="float">
            <text:p>140.38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0999" calcext:value-type="float">
            <text:p>140.580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046" calcext:value-type="float">
            <text:p>140.84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8624" calcext:value-type="float">
            <text:p>140.6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8256" calcext:value-type="float">
            <text:p>139.2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21" calcext:value-type="float">
            <text:p>138.7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08736" calcext:value-type="float">
            <text:p>138.51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4716" calcext:value-type="float">
            <text:p>137.55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68" calcext:value-type="float">
            <text:p>136.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9044" calcext:value-type="float">
            <text:p>136.3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0504" calcext:value-type="float">
            <text:p>136.6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8812" calcext:value-type="float">
            <text:p>136.7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0152" calcext:value-type="float">
            <text:p>136.0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122" calcext:value-type="float">
            <text:p>135.49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954" calcext:value-type="float">
            <text:p>135.267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9584" calcext:value-type="float">
            <text:p>135.6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9096" calcext:value-type="float">
            <text:p>135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2942" calcext:value-type="float">
            <text:p>135.55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1388" calcext:value-type="float">
            <text:p>135.3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7952" calcext:value-type="float">
            <text:p>136.2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5832" calcext:value-type="float">
            <text:p>137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8852" calcext:value-type="float">
            <text:p>137.11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006" calcext:value-type="float">
            <text:p>137.64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3584" calcext:value-type="float">
            <text:p>137.1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1632" calcext:value-type="float">
            <text:p>136.5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1256" calcext:value-type="float">
            <text:p>136.5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5759" calcext:value-type="float">
            <text:p>136.755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6752" calcext:value-type="float">
            <text:p>136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5648" calcext:value-type="float">
            <text:p>137.6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2832" calcext:value-type="float">
            <text:p>137.2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6996" calcext:value-type="float">
            <text:p>136.74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2272" calcext:value-type="float">
            <text:p>136.5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3404" calcext:value-type="float">
            <text:p>136.96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8564" calcext:value-type="float">
            <text:p>136.33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2" calcext:value-type="float">
            <text:p>135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49184" calcext:value-type="float">
            <text:p>134.14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0756" calcext:value-type="float">
            <text:p>132.54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37395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58" meta:object-count="0"/>
    <meta:user-defined meta:name="AppVersion">3.0</meta:user-defined>
  </office:meta>
</office:document-meta>
</file>